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1pt" style:font-size-asian="11pt" style:font-size-complex="11pt"/>
    </style:style>
    <style:style style:name="P2" style:family="paragraph" style:parent-style-name="Standard">
      <style:text-properties fo:font-size="11pt" officeooo:rsid="00106961" officeooo:paragraph-rsid="0011a7fa" style:font-size-asian="11pt" style:font-size-complex="11pt"/>
    </style:style>
    <style:style style:name="P3" style:family="paragraph" style:parent-style-name="Standard">
      <style:text-properties fo:font-size="11pt" officeooo:rsid="00106961" officeooo:paragraph-rsid="0012bc6f" style:font-size-asian="11pt" style:font-size-complex="11pt"/>
    </style:style>
    <style:style style:name="P4" style:family="paragraph" style:parent-style-name="Standard">
      <style:text-properties fo:font-size="11pt" officeooo:rsid="00106961" officeooo:paragraph-rsid="00171d07" style:font-size-asian="11pt" style:font-size-complex="11pt"/>
    </style:style>
    <style:style style:name="P5" style:family="paragraph" style:parent-style-name="Standard">
      <style:text-properties fo:font-size="11pt" officeooo:rsid="00106961" officeooo:paragraph-rsid="00140410" style:font-size-asian="11pt" style:font-size-complex="11pt"/>
    </style:style>
    <style:style style:name="P6" style:family="paragraph" style:parent-style-name="Standard">
      <style:text-properties fo:font-size="11pt" officeooo:rsid="00106961" officeooo:paragraph-rsid="001afd0c" style:font-size-asian="11pt" style:font-size-complex="11pt"/>
    </style:style>
    <style:style style:name="P7" style:family="paragraph" style:parent-style-name="Standard">
      <style:text-properties fo:font-size="11pt" officeooo:rsid="00106961" officeooo:paragraph-rsid="001b3f51" style:font-size-asian="11pt" style:font-size-complex="11pt"/>
    </style:style>
    <style:style style:name="P8" style:family="paragraph" style:parent-style-name="Standard">
      <style:text-properties fo:font-size="11pt" officeooo:rsid="00106961" officeooo:paragraph-rsid="001ce5b0" style:font-size-asian="11pt" style:font-size-complex="11pt"/>
    </style:style>
    <style:style style:name="P9" style:family="paragraph" style:parent-style-name="Standard">
      <style:text-properties fo:font-size="11pt" officeooo:rsid="00106961" officeooo:paragraph-rsid="001df76e" style:font-size-asian="11pt" style:font-size-complex="11pt"/>
    </style:style>
    <style:style style:name="P10" style:family="paragraph" style:parent-style-name="Standard">
      <style:text-properties fo:font-size="11pt" officeooo:rsid="00106961" officeooo:paragraph-rsid="001fd2dc" style:font-size-asian="11pt" style:font-size-complex="11pt"/>
    </style:style>
    <style:style style:name="P11" style:family="paragraph" style:parent-style-name="Standard">
      <style:text-properties fo:font-size="11pt" officeooo:rsid="00106961" officeooo:paragraph-rsid="00208e24" style:font-size-asian="11pt" style:font-size-complex="11pt"/>
    </style:style>
    <style:style style:name="P12" style:family="paragraph" style:parent-style-name="Standard">
      <style:text-properties fo:font-size="11pt" officeooo:rsid="00106961" officeooo:paragraph-rsid="00209de6" style:font-size-asian="11pt" style:font-size-complex="11pt"/>
    </style:style>
    <style:style style:name="P13" style:family="paragraph" style:parent-style-name="Standard">
      <style:text-properties fo:font-size="11pt" officeooo:rsid="00106961" officeooo:paragraph-rsid="0026963c" style:font-size-asian="11pt" style:font-size-complex="11pt"/>
    </style:style>
    <style:style style:name="P14" style:family="paragraph" style:parent-style-name="Standard">
      <style:text-properties fo:font-size="11pt" officeooo:rsid="00106961" officeooo:paragraph-rsid="00286002" style:font-size-asian="11pt" style:font-size-complex="11pt"/>
    </style:style>
    <style:style style:name="P15" style:family="paragraph" style:parent-style-name="Standard">
      <style:text-properties fo:font-size="11pt" officeooo:rsid="0012bc6f" officeooo:paragraph-rsid="0012bc6f" style:font-size-asian="11pt" style:font-size-complex="11pt"/>
    </style:style>
    <style:style style:name="P16" style:family="paragraph" style:parent-style-name="Standard">
      <style:text-properties fo:font-size="11pt" officeooo:paragraph-rsid="0011a7fa" style:font-size-asian="11pt" style:font-size-complex="11pt"/>
    </style:style>
    <style:style style:name="P17" style:family="paragraph" style:parent-style-name="Standard">
      <style:text-properties fo:font-size="11pt" officeooo:rsid="00140410" officeooo:paragraph-rsid="00140410" style:font-size-asian="11pt" style:font-size-complex="11pt"/>
    </style:style>
    <style:style style:name="P18" style:family="paragraph" style:parent-style-name="Standard">
      <style:text-properties fo:font-size="11pt" officeooo:rsid="0015abaf" officeooo:paragraph-rsid="0015abaf" style:font-size-asian="11pt" style:font-size-complex="11pt"/>
    </style:style>
    <style:style style:name="P19" style:family="paragraph" style:parent-style-name="Standard">
      <style:text-properties fo:font-size="11pt" officeooo:rsid="00180e38" officeooo:paragraph-rsid="00180e38" style:font-size-asian="11pt" style:font-size-complex="11pt"/>
    </style:style>
    <style:style style:name="P20" style:family="paragraph" style:parent-style-name="Standard">
      <style:text-properties fo:font-size="11pt" officeooo:rsid="001961df" officeooo:paragraph-rsid="001961df" style:font-size-asian="11pt" style:font-size-complex="11pt"/>
    </style:style>
    <style:style style:name="P21" style:family="paragraph" style:parent-style-name="Standard">
      <style:text-properties fo:font-size="11pt" officeooo:rsid="001b25f6" officeooo:paragraph-rsid="001b25f6" style:font-size-asian="11pt" style:font-size-complex="11pt"/>
    </style:style>
    <style:style style:name="P22" style:family="paragraph" style:parent-style-name="Standard">
      <style:text-properties fo:font-size="11pt" officeooo:rsid="001ed468" officeooo:paragraph-rsid="001ed468" style:font-size-asian="11pt" style:font-size-complex="11pt"/>
    </style:style>
    <style:style style:name="P23" style:family="paragraph" style:parent-style-name="Standard">
      <style:text-properties fo:font-size="11pt" officeooo:rsid="001fd2dc" officeooo:paragraph-rsid="001fd2dc" style:font-size-asian="11pt" style:font-size-complex="11pt"/>
    </style:style>
    <style:style style:name="P24" style:family="paragraph" style:parent-style-name="Standard">
      <style:text-properties fo:font-size="11pt" officeooo:rsid="00220178" officeooo:paragraph-rsid="00220178" style:font-size-asian="11pt" style:font-size-complex="11pt"/>
    </style:style>
    <style:style style:name="P25" style:family="paragraph" style:parent-style-name="Standard">
      <style:text-properties fo:font-size="11pt" officeooo:rsid="0022d323" officeooo:paragraph-rsid="0022d323" style:font-size-asian="11pt" style:font-size-complex="11pt"/>
    </style:style>
    <style:style style:name="P26" style:family="paragraph" style:parent-style-name="Standard">
      <style:text-properties fo:font-size="11pt" officeooo:rsid="00236a0d" officeooo:paragraph-rsid="00236a0d" style:font-size-asian="11pt" style:font-size-complex="11pt"/>
    </style:style>
    <style:style style:name="P27" style:family="paragraph" style:parent-style-name="Standard">
      <style:text-properties fo:font-size="11pt" officeooo:rsid="0024c7a2" officeooo:paragraph-rsid="0024c7a2" style:font-size-asian="11pt" style:font-size-complex="11pt"/>
    </style:style>
    <style:style style:name="P28" style:family="paragraph" style:parent-style-name="Standard">
      <style:text-properties fo:font-size="11pt" officeooo:rsid="0026963c" officeooo:paragraph-rsid="0026963c" style:font-size-asian="11pt" style:font-size-complex="11pt"/>
    </style:style>
    <style:style style:name="P29" style:family="paragraph" style:parent-style-name="Standard">
      <style:text-properties fo:font-size="11pt" officeooo:rsid="0026963c" officeooo:paragraph-rsid="0029688b" style:font-size-asian="11pt" style:font-size-complex="11pt"/>
    </style:style>
    <style:style style:name="P30" style:family="paragraph" style:parent-style-name="Standard">
      <style:text-properties fo:font-size="11pt" officeooo:rsid="00286002" officeooo:paragraph-rsid="00286002" style:font-size-asian="11pt" style:font-size-complex="11pt"/>
    </style:style>
    <style:style style:name="P31" style:family="paragraph" style:parent-style-name="Standard">
      <style:text-properties fo:font-size="11pt" officeooo:rsid="00286002" officeooo:paragraph-rsid="0029688b" style:font-size-asian="11pt" style:font-size-complex="11pt"/>
    </style:style>
    <style:style style:name="T1" style:family="text">
      <style:text-properties style:font-name="Times New Roman1" officeooo:rsid="0011a7fa" style:font-name-asian="Times New Roman1" style:font-name-complex="Times New Roman1"/>
    </style:style>
    <style:style style:name="T2" style:family="text">
      <style:text-properties style:font-name="Times New Roman1" officeooo:rsid="00106961" style:font-name-asian="Times New Roman1" style:font-name-complex="Times New Roman1"/>
    </style:style>
    <style:style style:name="T3" style:family="text">
      <style:text-properties style:font-name="Times New Roman" style:font-name-asian="Andale Sans UI" style:font-name-complex="Tahoma"/>
    </style:style>
    <style:style style:name="T4" style:family="text">
      <style:text-properties style:font-name="Times New Roman" officeooo:rsid="0011a7fa" style:font-name-asian="Andale Sans UI" style:font-name-complex="Tahoma"/>
    </style:style>
    <style:style style:name="T5" style:family="text">
      <style:text-properties style:font-name="Times New Roman" officeooo:rsid="0012bc6f" style:font-name-asian="Andale Sans UI" style:font-name-complex="Tahoma"/>
    </style:style>
    <style:style style:name="T6" style:family="text">
      <style:text-properties style:font-name="Times New Roman" officeooo:rsid="00106961" style:font-name-asian="Andale Sans UI" style:font-name-complex="Tahoma"/>
    </style:style>
    <style:style style:name="T7" style:family="text">
      <style:text-properties style:font-name="Times New Roman" officeooo:rsid="00171d07" style:font-name-asian="Andale Sans UI" style:font-name-complex="Tahoma"/>
    </style:style>
    <style:style style:name="T8" style:family="text">
      <style:text-properties style:font-name="Times New Roman" officeooo:rsid="001afd0c" style:font-name-asian="Andale Sans UI" style:font-name-complex="Tahoma"/>
    </style:style>
    <style:style style:name="T9" style:family="text">
      <style:text-properties style:font-name="Times New Roman" officeooo:rsid="001b3f51" style:font-name-asian="Andale Sans UI" style:font-name-complex="Tahoma"/>
    </style:style>
    <style:style style:name="T10" style:family="text">
      <style:text-properties style:font-name="Times New Roman" officeooo:rsid="001ce5b0" style:font-name-asian="Andale Sans UI" style:font-name-complex="Tahoma"/>
    </style:style>
    <style:style style:name="T11" style:family="text">
      <style:text-properties style:font-name="Times New Roman" officeooo:rsid="001df76e" style:font-name-asian="Andale Sans UI" style:font-name-complex="Tahoma"/>
    </style:style>
    <style:style style:name="T12" style:family="text">
      <style:text-properties style:font-name="Times New Roman" officeooo:rsid="001fd2dc" style:font-name-asian="Andale Sans UI" style:font-name-complex="Tahoma"/>
    </style:style>
    <style:style style:name="T13" style:family="text">
      <style:text-properties style:font-name="Times New Roman" officeooo:rsid="00208e24" style:font-name-asian="Andale Sans UI" style:font-name-complex="Tahoma"/>
    </style:style>
    <style:style style:name="T14" style:family="text">
      <style:text-properties style:font-name="Times New Roman" officeooo:rsid="00209de6" style:font-name-asian="Andale Sans UI" style:font-name-complex="Tahoma"/>
    </style:style>
    <style:style style:name="T15" style:family="text">
      <style:text-properties style:font-name="Times New Roman" officeooo:rsid="0026963c" style:font-name-asian="Andale Sans UI" style:font-name-complex="Tahoma"/>
    </style:style>
    <style:style style:name="T16" style:family="text">
      <style:text-properties style:font-name="Times New Roman" officeooo:rsid="0026eeee" style:font-name-asian="Andale Sans UI" style:font-name-complex="Tahoma"/>
    </style:style>
    <style:style style:name="T17" style:family="text">
      <style:text-properties style:font-name="Times New Roman" officeooo:rsid="0029688b" style:font-name-asian="Andale Sans UI" style:font-name-complex="Tahoma"/>
    </style:style>
    <style:style style:name="T18" style:family="text">
      <style:text-properties fo:font-size="11pt" officeooo:rsid="00106961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span text:style-name="T2">▒</text:span><text:span text:style-name="T6"> </text:span><text:span text:style-name="T4"><text:s/>SDK for target system using StrataSwitch and StrataXGS devices.</text:span></text:p>
      <text:p text:style-name="P2"/>
      <text:p text:style-name="P2"><text:span text:style-name="T1">▒</text:span><text:span text:style-name="T4"> <text:s/>Modular organization:</text:span></text:p>
      <text:p text:style-name="P11"><text:span text:style-name="T1">●</text:span><text:span text:style-name="T4"> Bootloader</text:span><text:span text:style-name="T13"> = CFE (not part of the SDK)</text:span></text:p>
      <text:p text:style-name="P11"><text:span text:style-name="T13"><text:s text:c="4"/></text:span><text:span text:style-name="T4">BSP</text:span></text:p>
      <text:p text:style-name="P2"><text:span text:style-name="T1">●</text:span><text:span text:style-name="T4"> OS</text:span></text:p>
      <text:p text:style-name="P2"><text:span text:style-name="T1">●</text:span><text:span text:style-name="T4"> System Absraction Layer API = SAL</text:span></text:p>
      <text:p text:style-name="P4"><text:span text:style-name="T1">●</text:span><text:span text:style-name="T4"> Stacking software (BCMX layer)</text:span></text:p>
      <text:p text:style-name="P2"><text:span text:style-name="T1">●</text:span><text:span text:style-name="T4"> Sample Applications (Diag Shell | BCM)</text:span></text:p>
      <text:p text:style-name="P4"><text:span text:style-name="T1">●</text:span><text:span text:style-name="T4"> </text:span><text:span text:style-name="T7">SOC = Switch-on-Chip = Internal interface which provides: device access, DMA routine, interrupt hadlers.</text:span></text:p>
      <text:p text:style-name="P20"><text:span text:style-name="T7"><text:s/></text:span><text:span text:style-name="T3"><text:s text:c="3"/>POSIX-complient.</text:span></text:p>
      <text:p text:style-name="P2"><text:span text:style-name="T1">●</text:span><text:span text:style-name="T4"> BCM API</text:span><text:span text:style-name="T5"> = Absracts control of the switches and isolates the application software from hardware.</text:span></text:p>
      <text:p text:style-name="P15"><text:span text:style-name="T3"><text:s text:c="4"/>BCM controls individual devices.</text:span></text:p>
      <text:p text:style-name="P18"><text:span text:style-name="T3"><text:s text:c="4"/>BCM API is implemented on top of SOC API.</text:span></text:p>
      <text:p text:style-name="P3"><text:span text:style-name="T1">●</text:span><text:span text:style-name="T4"> BCMX </text:span><text:span text:style-name="T5">API = Carries out functions on the system level.</text:span></text:p>
      <text:p text:style-name="P17"><text:span text:style-name="T5"><text:s/></text:span><text:span text:style-name="T3"><text:s text:c="3"/>BCMX is built on top of BCM.</text:span></text:p>
      <text:p text:style-name="P6"><text:span text:style-name="T1">●</text:span><text:span text:style-name="T4"> </text:span><text:span text:style-name="T8">Drivers for PHYs</text:span></text:p>
      <text:p text:style-name="P21"><text:span text:style-name="T8"><text:s/></text:span><text:span text:style-name="T3"><text:s text:c="3"/>Device access: MII</text:span></text:p>
      <text:p text:style-name="P9"><text:span text:style-name="T1">●</text:span><text:span text:style-name="T4"> </text:span><text:span text:style-name="T11">SAL = System Abstruction Layer = Library, isolates device drivers (BCM, BCMX, SOC) and Applications from system dependencies.</text:span></text:p>
      <text:p text:style-name="P22"><text:span text:style-name="T11"><text:s/></text:span><text:span text:style-name="T3"><text:s text:c="3"/>SAL consists of two layers: Core SAL API and Application SAL API.</text:span></text:p>
      <text:p text:style-name="P8"><text:span text:style-name="T1">●</text:span><text:span text:style-name="T4"> </text:span><text:span text:style-name="T10">CM = Configuration Manager</text:span></text:p>
      <text:p text:style-name="P10"><text:span text:style-name="T1">●</text:span><text:span text:style-name="T4"> </text:span><text:span text:style-name="T12">CINT = Interactive and Script Language Interpreter.</text:span></text:p>
      <text:p text:style-name="P10"><text:span text:style-name="T1">●</text:span><text:span text:style-name="T4"> </text:span><text:span text:style-name="T12">Bcom Protocol Stack = </text:span></text:p>
      <text:p text:style-name="P23"><text:span text:style-name="T12"><text:s/></text:span><text:span text:style-name="T3"><text:s text:c="2"/>Regarded as Application because it is built on top of BCM.</text:span></text:p>
      <text:p text:style-name="P5"/>
      <text:p text:style-name="P19"><text:span text:style-name="T3">~~~~~~~</text:span></text:p>
      <text:p text:style-name="P19"><text:span text:style-name="T3"><text:s text:c="2"/>BCMX</text:span></text:p>
      <text:p text:style-name="P19"><text:span text:style-name="T3">---------</text:span></text:p>
      <text:p text:style-name="P19"><text:span text:style-name="T3"><text:s text:c="2"/>BCM</text:span></text:p>
      <text:p text:style-name="P19"><text:span text:style-name="T3">---------</text:span></text:p>
      <text:p text:style-name="P19"><text:span text:style-name="T3"><text:s text:c="2"/>SOC</text:span></text:p>
      <text:p text:style-name="P19"><text:span text:style-name="T3">---------</text:span></text:p>
      <text:p text:style-name="P19"><text:span text:style-name="T3"><text:s text:c="2"/>Hardware</text:span></text:p>
      <text:p text:style-name="P19"><text:span text:style-name="T3">~~~~~~~</text:span></text:p>
      <text:p text:style-name="P19"><text:span text:style-name="T3"/></text:p>
      <text:p text:style-name="P7"><text:span text:style-name="T1">▒</text:span><text:span text:style-name="T4"> <text:s/></text:span><text:span text:style-name="T9">Unlike Fiber SFPs, Copper SFPs have builtin PHY devices.</text:span></text:p>
      <text:p text:style-name="P2"/>
      <text:p text:style-name="P13"><text:span text:style-name="T1">▒</text:span><text:span text:style-name="T4"> <text:s/></text:span><text:span text:style-name="T15">Makefile hierarchy</text:span><text:span text:style-name="T17"> and build:</text:span></text:p>
      <text:p text:style-name="P31">BLDDIR = ${SDK}/build/${TARGET}${target_suffix}</text:p>
      <text:p text:style-name="P29"><text:span text:style-name="T3">gmake TARGET=&lt;targetbase&gt;-&lt;targetplatform&gt;</text:span></text:p>
      <text:p text:style-name="P28"><text:span text:style-name="T3">Calling:</text:span></text:p>
      <text:p text:style-name="P28"><text:span text:style-name="T3"><text:tab/>1. Local Makefile</text:span></text:p>
      <text:p text:style-name="P28"><text:span text:style-name="T3"><text:tab/>2. Make.config</text:span></text:p>
      <text:p text:style-name="P28"><text:span text:style-name="T3"><text:tab/>3. Make.tools</text:span></text:p>
      <text:p text:style-name="P28"><text:span text:style-name="T3"><text:tab/>4. Make.local (if exists)</text:span></text:p>
      <text:p text:style-name="P28"><text:span text:style-name="T3"><text:tab/>5. Makefile.$</text:span><text:span text:style-name="T16">{TARGET}</text:span></text:p>
      <text:p text:style-name="P28"><text:span text:style-name="T3"><text:tab/>6. Make.lib</text:span></text:p>
      <text:p text:style-name="P28"><text:span text:style-name="T3"><text:tab/>7. Make.depend</text:span></text:p>
      <text:p text:style-name="P2"/>
      <text:p text:style-name="P2"/>
      <text:p text:style-name="P2"/>
      <text:p text:style-name="P14"/>
      <text:p text:style-name="P12"><text:soft-page-break/><text:span text:style-name="T1">▒</text:span><text:span text:style-name="T4"> <text:s/></text:span><text:span text:style-name="T14">Source directory layout:</text:span></text:p>
      <text:p text:style-name="P24"><text:span text:style-name="T14">b</text:span><text:span text:style-name="T3">uild/<text:tab/>-- generated objects come here</text:span></text:p>
      <text:p text:style-name="P24"><text:span text:style-name="T3">include/</text:span></text:p>
      <text:p text:style-name="P25"><text:span text:style-name="T3"><text:tab/>appl/</text:span></text:p>
      <text:p text:style-name="P25"><text:span text:style-name="T3"><text:tab/>bcm_int/</text:span></text:p>
      <text:p text:style-name="P25"><text:span text:style-name="T3"><text:tab/>bcmx/</text:span></text:p>
      <text:p text:style-name="P25"><text:span text:style-name="T3"><text:tab/>customer/</text:span></text:p>
      <text:p text:style-name="P25"><text:span text:style-name="T3"><text:tab/>sal/</text:span></text:p>
      <text:p text:style-name="P25"><text:span text:style-name="T3"><text:tab/>shared/</text:span></text:p>
      <text:p text:style-name="P25"><text:span text:style-name="T3"><text:tab/>soc/</text:span></text:p>
      <text:p text:style-name="P24"><text:span text:style-name="T3">make/<text:tab/>-- makefile infrastructure</text:span></text:p>
      <text:p text:style-name="P24"><text:span text:style-name="T3">rc/<text:tab/>-- Sample scripts for BCM</text:span></text:p>
      <text:p text:style-name="P24"><text:span text:style-name="T3">src/<text:tab/>-- System-independent sources of BCM SDK.</text:span></text:p>
      <text:p text:style-name="P27"><text:span text:style-name="T3"><text:tab/>appl/</text:span></text:p>
      <text:p text:style-name="P27"><text:span text:style-name="T3"><text:tab/>bcm/</text:span></text:p>
      <text:p text:style-name="P27"><text:span text:style-name="T3"><text:tab/>bcmx/</text:span></text:p>
      <text:p text:style-name="P27"><text:span text:style-name="T3"><text:tab/>customer/</text:span></text:p>
      <text:p text:style-name="P27"><text:span text:style-name="T3"><text:tab/>sal/</text:span></text:p>
      <text:p text:style-name="P27"><text:span text:style-name="T3"><text:tab/>shared/</text:span></text:p>
      <text:p text:style-name="P27"><text:span text:style-name="T3"><text:tab/>soc/</text:span></text:p>
      <text:p text:style-name="P24"><text:span text:style-name="T3">system/<text:tab/>-- System-dependent sources.</text:span></text:p>
      <text:p text:style-name="P26"><text:span text:style-name="T3"><text:tab/>bde/<text:tab/>-- Device enumerator</text:span></text:p>
      <text:p text:style-name="P26"><text:span text:style-name="T3"><text:tab/>drv/<text:tab/>-- Device Drivers</text:span></text:p>
      <text:p text:style-name="P26"><text:span text:style-name="T3"><text:tab/>linux/<text:tab/>-- Linux code</text:span></text:p>
      <text:p text:style-name="P26"><text:span text:style-name="T3"><text:tab/>sim/<text:tab/>-- Simulator Platform code</text:span></text:p>
      <text:p text:style-name="P26"><text:span text:style-name="T3"><text:tab/>vxworks/<text:tab/>-- VxWorks BSPs</text:span></text:p>
      <text:p text:style-name="P24"><text:span text:style-name="T3">tools/<text:tab/>-- Sources of some tools to build BCM.</text:span></text:p>
      <text:p text:style-name="P24"><text:span text:style-name="T3"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1M55S</meta:editing-duration>
    <meta:editing-cycles>30</meta:editing-cycles>
    <meta:generator>LibreOffice/4.2.6.3$Linux_X86_64 LibreOffice_project/420m0$Build-3</meta:generator>
    <dc:date>2014-09-24T15:07:14.867383028</dc:date>
    <meta:document-statistic meta:table-count="0" meta:image-count="0" meta:object-count="0" meta:page-count="2" meta:paragraph-count="71" meta:word-count="297" meta:character-count="1899" meta:non-whitespace-character-count="1602"/>
    <meta:user-defined meta:name="Info 1"/>
    <meta:user-defined meta:name="Info 2"/>
    <meta:user-defined meta:name="Info 3"/>
    <meta:user-defined meta:name="Info 4"/>
  </office:meta>
</office:document-meta>
</file>